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weight="bold" style:font-weight-asian="bold"/>
    </style:style>
    <style:style style:name="P3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top="0cm" fo:margin-bottom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/>
      <style:text-properties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Request Dispatcher Example</text:span></text:p>
      <text:p text:style-name="Standard"><text:span text:style-name="T2">// IndexPage.html</text:span></text:p>
      <text:p text:style-name="P1">&lt;html&gt;</text:p>
      <text:p text:style-name="P1">&lt;head&gt;&lt;/head&gt;</text:p>
      <text:p text:style-name="P1">&lt;body&gt;</text:p>
      <text:p text:style-name="P1">&lt;form action="./<text:span text:style-name="T2">LoginPage</text:span>" method="post"&gt; <text:s/></text:p>
      <text:p text:style-name="P1">Name: &lt;input type="text" name="userName"/&gt;&lt;br/&gt; <text:s/></text:p>
      <text:p text:style-name="P1">Password:&lt;input type="password" name="userPass"/&gt;&lt;br/&gt; <text:s/></text:p>
      <text:p text:style-name="P1">&lt;input type="submit" value="login"/&gt; <text:s/></text:p>
      <text:p text:style-name="P1">&lt;/form&gt;</text:p>
      <text:p text:style-name="P1">&lt;/body&gt;</text:p>
      <text:p text:style-name="P1">&lt;/html&gt;</text:p>
      <text:p text:style-name="P1"/>
      <text:p text:style-name="P1"><text:span text:style-name="T2">//Login Servlet</text:span></text:p>
      <text:p text:style-name="P1">import java.io.*; <text:s/></text:p>
      <text:p text:style-name="P1">import javax.servlet.*; <text:s/></text:p>
      <text:p text:style-name="P1">import javax.servlet.http.*; <text:s/></text:p>
      <text:p text:style-name="P1"><text:tab/> <text:s/><text:tab/> <text:s/></text:p>
      <text:p text:style-name="P1"><text:tab/>public class LoginServlet extends HttpServlet { <text:s/></text:p>
      <text:p text:style-name="P1"><text:tab/> <text:s/></text:p>
      <text:p text:style-name="P1"><text:tab/>public void doPost(HttpServletRequest request, HttpServletResponse response) <text:s/></text:p>
      <text:p text:style-name="P1"><text:tab/> <text:s text:c="7"/>throws ServletException, IOException { <text:s/></text:p>
      <text:p text:style-name="P1"><text:tab/> <text:s/></text:p>
      <text:p text:style-name="P1"><text:tab/> <text:s text:c="3"/>response.setContentType("text/html"); <text:s/></text:p>
      <text:p text:style-name="P1"><text:tab/> <text:s text:c="3"/>PrintWriter out = response.getWriter(); <text:s/></text:p>
      <text:p text:style-name="P1"><text:tab/> <text:s text:c="9"/></text:p>
      <text:p text:style-name="P1"><text:tab/> <text:s text:c="3"/>String n=request.getParameter("userName"); <text:s/></text:p>
      <text:p text:style-name="P1"><text:tab/> <text:s text:c="3"/>String p=request.getParameter("userPass"); <text:s/></text:p>
      <text:p text:style-name="P1"><text:tab/> <text:s text:c="9"/></text:p>
      <text:p text:style-name="P1"><text:tab/> <text:s text:c="3"/>if(p.equals("servlet")){ <text:s/></text:p>
      <text:p text:style-name="P1"><text:tab/> <text:s text:c="7"/>RequestDispatcher rd=request.getRequestDispatcher("/<text:span text:style-name="T2">WelcomePage</text:span>"); <text:s/></text:p>
      <text:p text:style-name="P1"><text:tab/> <text:s text:c="6"/><text:span text:style-name="T2"><text:s/>rd.forward(request, response); <text:s/></text:span></text:p>
      <text:p text:style-name="P1"><text:tab/> <text:s text:c="3"/>} <text:s/></text:p>
      <text:p text:style-name="P1"><text:tab/> <text:s text:c="3"/>else{ <text:s/></text:p>
      <text:p text:style-name="P1"><text:tab/> <text:s text:c="7"/>out.print("Sorry UserName or Password Error!"); <text:s/></text:p>
      <text:p text:style-name="P1"><text:tab/> <text:s text:c="7"/>RequestDispatcher rd=request.getRequestDispatcher("/<text:span text:style-name="T2">IndexPage</text:span>.html"); <text:s/></text:p>
      <text:p text:style-name="P1"><text:tab/><text:span text:style-name="T2"> <text:s text:c="7"/>rd.include(request, response); <text:s/><text:tab/> <text:s text:c="21"/></text:span></text:p>
      <text:p text:style-name="P1"><text:tab/> <text:s text:c="7"/>} <text:s/></text:p>
      <text:p text:style-name="P1"><text:tab/> <text:s text:c="3"/>} <text:s/><text:tab/> <text:s/></text:p>
      <text:p text:style-name="P1"><text:tab/>}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//Welcome Servlet </text:span></text:p>
      <text:p text:style-name="P3"/>
      <text:p text:style-name="P1">import java.io.*; <text:s/></text:p>
      <text:p text:style-name="P1">import javax.servlet.*; <text:s/></text:p>
      <text:p text:style-name="P1">import javax.servlet.http.*; <text:s/></text:p>
      <text:p text:style-name="P1"><text:s text:c="2"/></text:p>
      <text:p text:style-name="P1">public class WelcomeServlet extends HttpServlet { <text:s/></text:p>
      <text:p text:style-name="P1"><text:s text:c="2"/></text:p>
      <text:p text:style-name="P1"><text:s text:c="4"/>public void doPost(HttpServletRequest request, HttpServletResponse response) <text:s/></text:p>
      <text:p text:style-name="P1"><text:s text:c="8"/>throws ServletException, IOException { <text:s/></text:p>
      <text:p text:style-name="P1"><text:s text:c="2"/></text:p>
      <text:p text:style-name="P1"><text:s text:c="4"/>response.setContentType("text/html"); <text:s/></text:p>
      <text:p text:style-name="P1"><text:s text:c="4"/>PrintWriter out = response.getWriter(); <text:s/></text:p>
      <text:p text:style-name="P1"><text:s text:c="10"/></text:p>
      <text:p text:style-name="P1"><text:s text:c="4"/>String n=request.getParameter("userName"); <text:s/></text:p>
      <text:p text:style-name="P1"><text:s text:c="4"/>out.print("Welcome "+n); <text:s/></text:p>
      <text:p text:style-name="P1"><text:s text:c="4"/>} <text:s/></text:p>
      <text:p text:style-name="P1">} <text:s/></text:p>
      <text:p text:style-name="P1"/>
      <text:p text:style-name="P1"/>
      <text:p text:style-name="P1"><text:span text:style-name="T2">//Descriptor File</text:span></text:p>
      <text:p text:style-name="P1">&lt;?xml version="1.0" encoding="UTF-8"?&gt; <text:s/></text:p>
      <text:p text:style-name="P1">&lt;web-app xmlns:xsi="http://www.w3.org/2001/XMLSchema-instance" <text:s text:c="2"/></text:p>
      <text:p text:style-name="P1">xmlns="http://java.sun.com/xml/ns/javaee" xsi:schemaLocation="http://java.sun.com/xml/ns/javaee <text:s text:c="2"/></text:p>
      <text:p text:style-name="P1">http://java.sun.com/xml/ns/javaee/web-app_2_5.xsd" id="WebApp_ID" version="2.5"&gt; <text:s/></text:p>
      <text:p text:style-name="P1"><text:s text:c="4"/></text:p>
      <text:p text:style-name="P1"><text:s text:c="2"/>&lt;servlet&gt; <text:s/></text:p>
      <text:p text:style-name="P1"><text:s text:c="4"/>&lt;servlet-name&gt;Login&lt;/servlet-name&gt; <text:s/></text:p>
      <text:p text:style-name="P1"><text:s text:c="4"/>&lt;servlet-class&gt;<text:span text:style-name="T2">LoginServlet</text:span>&lt;/servlet-class&gt; <text:s/></text:p>
      <text:p text:style-name="P1"><text:s text:c="2"/>&lt;/servlet&gt; <text:s/></text:p>
      <text:p text:style-name="P1"><text:s text:c="2"/>&lt;servlet-mapping&gt; <text:s/></text:p>
      <text:p text:style-name="P1"><text:s text:c="4"/>&lt;servlet-name&gt;Login&lt;/servlet-name&gt; <text:s/></text:p>
      <text:p text:style-name="P1"><text:s text:c="4"/>&lt;url-pattern&gt;/<text:span text:style-name="T2">LoginPage</text:span>&lt;/url-pattern&gt; <text:s/></text:p>
      <text:p text:style-name="P1"><text:s text:c="2"/>&lt;/servlet-mapping&gt; <text:s/></text:p>
      <text:p text:style-name="P1"><text:s text:c="2"/>&lt;servlet&gt; <text:s/></text:p>
      <text:p text:style-name="P1"><text:s text:c="4"/>&lt;servlet-name&gt;Welcome&lt;/servlet-name&gt; <text:s/></text:p>
      <text:p text:style-name="P1"><text:s text:c="4"/>&lt;servlet-class&gt;<text:span text:style-name="T2">WelcomeServlet</text:span> &lt;/servlet-class&gt; <text:s/></text:p>
      <text:p text:style-name="P1"><text:s text:c="2"/>&lt;/servlet&gt; <text:s/></text:p>
      <text:p text:style-name="P1"><text:s text:c="2"/>&lt;servlet-mapping&gt; <text:s/></text:p>
      <text:p text:style-name="P1"><text:s text:c="4"/>&lt;servlet-name&gt;Welcome&lt;/servlet-name&gt; <text:s/></text:p>
      <text:p text:style-name="P1"><text:s text:c="4"/>&lt;url-pattern&gt;/<text:span text:style-name="T2">WelcomePage</text:span>&lt;/url-pattern&gt; <text:s/></text:p>
      <text:p text:style-name="P1"><text:s text:c="2"/>&lt;/servlet-mapping&gt; <text:s/></text:p>
      <text:p text:style-name="P1">&lt;/web-app&gt;</text:p>
      <text:p text:style-name="P1"/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SendRedirect</text:span></text:p>
      <text:p text:style-name="P1"><text:span text:style-name="T2">//Index.html</text:span></text:p>
      <text:p text:style-name="P1">&lt;html&gt; <text:s/></text:p>
      <text:p text:style-name="P1">&lt;head&gt; <text:s/></text:p>
      <text:p text:style-name="P1">&lt;title&gt;sendRedirect example&lt;/title&gt; <text:s/></text:p>
      <text:p text:style-name="P1">&lt;/head&gt; <text:s/></text:p>
      <text:p text:style-name="P1">&lt;body&gt; <text:s text:c="5"/></text:p>
      <text:p text:style-name="P1">&lt;form action="./MySearcher"&gt; <text:s/></text:p>
      <text:p text:style-name="P1">&lt;input type="text" name="name"&gt; <text:s/></text:p>
      <text:p text:style-name="P1">&lt;input type="submit" value="Google Search"&gt; <text:s/></text:p>
      <text:p text:style-name="P1">&lt;/form&gt; <text:s/></text:p>
      <text:p text:style-name="P1"><text:s text:c="2"/>&lt;/body&gt; <text:s/></text:p>
      <text:p text:style-name="P1">&lt;/html&gt;</text:p>
      <text:p text:style-name="P1"/>
      <text:p text:style-name="P1"><text:span text:style-name="T2">//MySearcher Servlet</text:span></text:p>
      <text:p text:style-name="P1"/>
      <text:p text:style-name="P1">import java.io.IOException; <text:s/></text:p>
      <text:p text:style-name="P1">import javax.servlet.ServletException; <text:s/></text:p>
      <text:p text:style-name="P1">import javax.servlet.http.HttpServlet; <text:s/></text:p>
      <text:p text:style-name="P1">import javax.servlet.http.HttpServletRequest; <text:s/></text:p>
      <text:p text:style-name="P1">import javax.servlet.http.HttpServletResponse; <text:s/></text:p>
      <text:p text:style-name="P1"><text:s text:c="2"/></text:p>
      <text:p text:style-name="P1">public class MySearcher extends HttpServlet { <text:s/></text:p>
      <text:p text:style-name="P1"><text:s text:c="4"/>protected void doGet(HttpServletRequest request, HttpServletResponse response) <text:s/></text:p>
      <text:p text:style-name="P1"><text:s text:c="12"/>throws ServletException, IOException { <text:s/></text:p>
      <text:p text:style-name="P1"><text:s text:c="2"/></text:p>
      <text:p text:style-name="P1"><text:s text:c="8"/>String name=request.getParameter("name"); <text:s/></text:p>
      <text:p text:style-name="P1"><text:s text:c="8"/>response.sendRedirect("https://www.google.co.in/#q="+name); <text:s/></text:p>
      <text:p text:style-name="P1"><text:s text:c="4"/>} <text:s/></text:p>
      <text:p text:style-name="P1">}</text:p>
      <text:p text:style-name="P1"/>
      <text:p text:style-name="P1"><text:span text:style-name="T2">//Descriptor File</text:span></text:p>
      <text:p text:style-name="P1">&lt;?xml version="1.0" encoding="UTF-8"?&gt; <text:s/></text:p>
      <text:p text:style-name="P1">&lt;web-app&gt; <text:s text:c="5"/></text:p>
      <text:p text:style-name="P1"><text:s text:c="2"/>&lt;servlet&gt; <text:s/></text:p>
      <text:p text:style-name="P1"><text:s text:c="4"/>&lt;servlet-name&gt;search&lt;/servlet-name&gt; <text:s/></text:p>
      <text:p text:style-name="P1"><text:s text:c="4"/>&lt;servlet-class&gt;<text:span text:style-name="T2">MySearcher</text:span> &lt;/servlet-class&gt; <text:s/></text:p>
      <text:p text:style-name="P1"><text:s text:c="2"/>&lt;/servlet&gt; <text:s/></text:p>
      <text:p text:style-name="P1"><text:s text:c="2"/>&lt;servlet-mapping&gt; <text:s/></text:p>
      <text:p text:style-name="P1"><text:s text:c="4"/>&lt;servlet-name&gt;search&lt;/servlet-name&gt; <text:s/></text:p>
      <text:p text:style-name="P1"><text:s text:c="4"/>&lt;url-pattern&gt;/<text:span text:style-name="T2">MySearcher</text:span> &lt;/url-pattern&gt; <text:s/></text:p>
      <text:p text:style-name="P1"><text:s text:c="2"/>&lt;/servlet-mapping&gt; <text:s/></text:p>
      <text:p text:style-name="P1"><text:s text:c="2"/>&lt;servlet&gt; <text:s/></text:p>
      <text:p text:style-name="P1"><text:s text:c="3"/>&lt;/web-app&gt;</text:p>
      <text:p text:style-name="P1"/>
      <text:p text:style-name="P1"/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>ServletConfig</text:span></text:p>
      <text:p text:style-name="P1"><text:span text:style-name="T8">//Index.html</text:span></text:p>
      <text:p text:style-name="P1">&lt;html&gt; <text:s/></text:p>
      <text:p text:style-name="P1">&lt;head&gt; <text:s/></text:p>
      <text:p text:style-name="P1">&lt;title&gt;Servlet Login Example&lt;/title&gt; <text:s/></text:p>
      <text:p text:style-name="P1">&lt;/head&gt; <text:s/></text:p>
      <text:p text:style-name="P1">&lt;body&gt; <text:s text:c="3"/></text:p>
      <text:p text:style-name="P1">&lt;form action="./servlet1" method="post"&gt; <text:s/></text:p>
      <text:p text:style-name="P1">Name: &lt;input type="text" name="userName"/&gt;&lt;br/&gt; <text:s/></text:p>
      <text:p text:style-name="P1">Password:&lt;input type="password" name="userPass"/&gt;&lt;br/&gt; <text:s/></text:p>
      <text:p text:style-name="P1">&lt;input type="submit" value="login"/&gt; <text:s/></text:p>
      <text:p text:style-name="P1">&lt;/form&gt; <text:s/></text:p>
      <text:p text:style-name="P1">&lt;/body&gt; <text:s/></text:p>
      <text:p text:style-name="P1">&lt;/html&gt;</text:p>
      <text:p text:style-name="P1"/>
      <text:p text:style-name="P1"/>
      <text:p text:style-name="P1"><text:span text:style-name="T8">//</text:span><text:span text:style-name="T2">DemoServlet </text:span></text:p>
      <text:p text:style-name="P5"/>
      <text:p text:style-name="P1">import java.io.*; <text:s/></text:p>
      <text:p text:style-name="P1">import javax.servlet.*; <text:s/></text:p>
      <text:p text:style-name="P1">import javax.servlet.http.*; <text:s/></text:p>
      <text:p text:style-name="P1"><text:s text:c="2"/></text:p>
      <text:p text:style-name="P1">public class DemoServlet extends HttpServlet { <text:s/></text:p>
      <text:p text:style-name="P1">public void doPost(HttpServletRequest request, HttpServletResponse response) <text:s/></text:p>
      <text:p text:style-name="P1"><text:s text:c="4"/>throws ServletException, IOException { <text:s/></text:p>
      <text:p text:style-name="P1"><text:s text:c="2"/></text:p>
      <text:p text:style-name="P1"><text:s text:c="4"/>response.setContentType("text/html"); <text:s/></text:p>
      <text:p text:style-name="P1"><text:s text:c="4"/>PrintWriter out = response.getWriter(); <text:s/></text:p>
      <text:p text:style-name="P1"><text:s text:c="6"/></text:p>
      <text:p text:style-name="P1"><text:s text:c="4"/>ServletConfig config=getServletConfig(); <text:s/></text:p>
      <text:p text:style-name="P1"><text:s text:c="4"/>String driver=config.getInitParameter("driver"); <text:s/></text:p>
      <text:p text:style-name="P1"><text:s text:c="4"/>out.print("Driver is: "+driver); <text:s/></text:p>
      <text:p text:style-name="P1"/>
      <text:p text:style-name="P1">/* More than one Init-Params are there then</text:p>
      <text:p text:style-name="P1"><text:s text:c="3"/>Enumeration&lt;String&gt; e=config.getInitParameterNames(); <text:s text:c="11"/></text:p>
      <text:p text:style-name="P1"><text:s text:c="4"/>String str=""; <text:s/></text:p>
      <text:p text:style-name="P1"><text:s text:c="4"/>while(e.hasMoreElements()){ <text:s/></text:p>
      <text:p text:style-name="P1"><text:s text:c="4"/>str=e.nextElement(); <text:s/></text:p>
      <text:p text:style-name="P1"><text:s text:c="4"/>out.print("&lt;br&gt;Name: "+str); <text:s/></text:p>
      <text:p text:style-name="P1"><text:s text:c="4"/>out.print(" value: "+config.getInitParameter(str)); <text:s/></text:p>
      <text:p text:style-name="P1"><text:s text:c="4"/>} <text:s/></text:p>
      <text:p text:style-name="P1"><text:s text:c="4"/>*/ <text:s text:c="5"/></text:p>
      <text:p text:style-name="P1"/>
      <text:p text:style-name="P1"><text:s text:c="4"/>out.close(); <text:s/></text:p>
      <text:p text:style-name="P1"><text:s text:c="4"/>} <text:s/></text:p>
      <text:p text:style-name="P1">}</text:p>
      <text:p text:style-name="P1"/>
      <text:p text:style-name="P1"/>
      <text:p text:style-name="P1"/>
      <text:p text:style-name="P1"><text:soft-page-break/></text:p>
      <text:p text:style-name="P1"><text:span text:style-name="T2">//Descriptor File – include &lt;init-params&gt; under the specific servlet</text:span></text:p>
      <text:p text:style-name="P1"/>
      <text:p text:style-name="P1">&lt;web-app&gt; <text:s text:c="3"/></text:p>
      <text:p text:style-name="P1">&lt;servlet&gt; <text:s/></text:p>
      <text:p text:style-name="P1">&lt;servlet-name&gt;DemoServlet&lt;/servlet-name&gt; <text:s/></text:p>
      <text:p text:style-name="P1"><text:span text:style-name="T2">&lt;servlet-class&gt;DemoServlet&lt;/servlet-class&gt; <text:s text:c="3"/></text:span></text:p>
      <text:p text:style-name="P1"><text:span text:style-name="T2">&lt;init-param&gt; <text:s/></text:span></text:p>
      <text:p text:style-name="P1"><text:span text:style-name="T2">&lt;param-name&gt;driver&lt;/param-name&gt; <text:s/></text:span></text:p>
      <text:p text:style-name="P1"><text:span text:style-name="T2">&lt;param-value&gt;sun.jdbc.odbc.JdbcOdbcDriver&lt;/param-value&gt; <text:s/></text:span></text:p>
      <text:p text:style-name="P1"><text:span text:style-name="T2">&lt;/init-param&gt; <text:s text:c="3"/></text:span></text:p>
      <text:p text:style-name="P1"><text:span text:style-name="T2">&lt;/servlet&gt; <text:s/></text:span></text:p>
      <text:p text:style-name="P1"><text:s text:c="2"/></text:p>
      <text:p text:style-name="P1">&lt;servlet-mapping&gt; <text:s/></text:p>
      <text:p text:style-name="P1">&lt;servlet-name&gt;DemoServlet&lt;/servlet-name&gt; <text:s/></text:p>
      <text:p text:style-name="P1">&lt;url-pattern&gt;/servlet1&lt;/url-pattern&gt; <text:s/></text:p>
      <text:p text:style-name="P1">&lt;/servlet-mapping&gt; <text:s text:c="3"/></text:p>
      <text:p text:style-name="P1">&lt;/web-app&gt;</text:p>
      <text:p text:style-name="P1"/>
      <text:p text:style-name="P1"/>
      <text:p text:style-name="P1"/>
      <text:p text:style-name="P1"/>
      <text:p text:style-name="P1"/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>ServletContext</text:span></text:p>
      <text:p text:style-name="P6"/>
      <text:p text:style-name="P1"><text:span text:style-name="T1">//Index.html</text:span></text:p>
      <text:p text:style-name="P1">&lt;html&gt; <text:s/></text:p>
      <text:p text:style-name="P1">&lt;head&gt; <text:s/></text:p>
      <text:p text:style-name="P1">&lt;title&gt;Servlet Login Example&lt;/title&gt; <text:s/></text:p>
      <text:p text:style-name="P1">&lt;/head&gt; <text:s/></text:p>
      <text:p text:style-name="P1">&lt;body&gt; <text:s text:c="3"/></text:p>
      <text:p text:style-name="P1">&lt;form action="./<text:span text:style-name="T5">context</text:span>" method="post"&gt; <text:s/></text:p>
      <text:p text:style-name="P1">Name: &lt;input type="text" name="userName"/&gt;&lt;br/&gt; <text:s/></text:p>
      <text:p text:style-name="P1">Password:&lt;input type="password" name="userPass"/&gt;&lt;br/&gt; <text:s/></text:p>
      <text:p text:style-name="P1">&lt;input type="submit" value="login"/&gt; <text:s/></text:p>
      <text:p text:style-name="P1">&lt;/form&gt; <text:s/></text:p>
      <text:p text:style-name="P1">&lt;/body&gt; <text:s/></text:p>
      <text:p text:style-name="P1">&lt;/html&gt;</text:p>
      <text:p text:style-name="P2"/>
      <text:p text:style-name="P2"/>
      <text:p text:style-name="P1"><text:span text:style-name="T1">//DemoServlet </text:span></text:p>
      <text:p text:style-name="P6"/>
      <text:p text:style-name="P1"><text:span text:style-name="T5">import java.io.*; <text:s/></text:span></text:p>
      <text:p text:style-name="P1"><text:span text:style-name="T5">import javax.servlet.*; <text:s/></text:span></text:p>
      <text:p text:style-name="P1"><text:span text:style-name="T5">import javax.servlet.http.*; <text:s/></text:span></text:p>
      <text:p text:style-name="P1"><text:span text:style-name="T5"><text:s text:c="3"/></text:span></text:p>
      <text:p text:style-name="P1"><text:soft-page-break/><text:span text:style-name="T5">public class DemoServlet extends HttpServlet{ <text:s/></text:span></text:p>
      <text:p text:style-name="P1"><text:span text:style-name="T5">public void doGet(HttpServletRequest req,HttpServletResponse res) <text:s/></text:span></text:p>
      <text:p text:style-name="P1"><text:span text:style-name="T5">throws ServletException,IOException <text:s/></text:span></text:p>
      <text:p text:style-name="P1"><text:span text:style-name="T5">{ <text:s/></text:span></text:p>
      <text:p text:style-name="P1"><text:span text:style-name="T5">res.setContentType("text/html"); <text:s/></text:span></text:p>
      <text:p text:style-name="P1"><text:span text:style-name="T5">PrintWriter pw=res.getWriter(); <text:s/></text:span></text:p>
      <text:p text:style-name="P1"><text:span text:style-name="T5"><text:s text:c="2"/></text:span></text:p>
      <text:p text:style-name="P1"><text:span text:style-name="T5">//creating ServletContext object <text:s/></text:span></text:p>
      <text:p text:style-name="P1"><text:span text:style-name="T5">ServletContext context=getServletContext(); <text:s/></text:span></text:p>
      <text:p text:style-name="P1"><text:span text:style-name="T5"><text:s text:c="2"/></text:span></text:p>
      <text:p text:style-name="P1"><text:span text:style-name="T5">//Getting the value of the initialization parameter and printing it <text:s/></text:span></text:p>
      <text:p text:style-name="P1"><text:span text:style-name="T5">String driverName=context.getInitParameter("dname"); <text:s/></text:span></text:p>
      <text:p text:style-name="P6"/>
      <text:p text:style-name="P1"><text:span text:style-name="T5">If more than one context-param is there then</text:span></text:p>
      <text:p text:style-name="P1"><text:span text:style-name="T5">/* </text:span></text:p>
      <text:p text:style-name="P1"><text:span text:style-name="T5">Enumeration&lt;String&gt; e=context.getInitParameterNames(); <text:s text:c="7"/></text:span></text:p>
      <text:p text:style-name="P1"><text:span text:style-name="T5">String str=""; <text:s/></text:span></text:p>
      <text:p text:style-name="P1"><text:span text:style-name="T5">while(e.hasMoreElements()){ <text:s/></text:span></text:p>
      <text:p text:style-name="P1"><text:span text:style-name="T5"><text:s text:c="4"/>str=e.nextElement(); <text:s/></text:span></text:p>
      <text:p text:style-name="P1"><text:span text:style-name="T5"><text:s text:c="4"/>out.print("&lt;br&gt; "+context.getInitParameter(str)); <text:s/></text:span></text:p>
      <text:p text:style-name="P1"><text:span text:style-name="T5">} <text:s/></text:span></text:p>
      <text:p text:style-name="P1"><text:span text:style-name="T5">*/</text:span></text:p>
      <text:p text:style-name="P6"/>
      <text:p text:style-name="P1"><text:span text:style-name="T5">pw.println("driver name is="+driverName); <text:s/></text:span></text:p>
      <text:p text:style-name="P1"><text:span text:style-name="T5">pw.close(); <text:s/></text:span></text:p>
      <text:p text:style-name="P1"><text:span text:style-name="T5"><text:s text:c="2"/>}</text:span></text:p>
      <text:p text:style-name="P1"><text:span text:style-name="T5">} <text:s/></text:span></text:p>
      <text:p text:style-name="P6"/>
      <text:p text:style-name="P6"/>
      <text:p text:style-name="P1"><text:span text:style-name="T2">//Descriptor File – &lt;context-params&gt; <text:s/>are shared by all the servlets under the application</text:span></text:p>
      <text:p text:style-name="P1"><text:span text:style-name="T5">&lt;web-app&gt; <text:s text:c="3"/></text:span></text:p>
      <text:p text:style-name="P1"><text:span text:style-name="T5">&lt;servlet&gt; <text:s/></text:span></text:p>
      <text:p text:style-name="P1"><text:span text:style-name="T5">&lt;servlet-name&gt;cdac&lt;/servlet-name&gt; <text:s/></text:span></text:p>
      <text:p text:style-name="P1"><text:span text:style-name="T5">&lt;servlet-class&gt;DemoServlet&lt;/servlet-class&gt; <text:s/></text:span></text:p>
      <text:p text:style-name="P1"><text:span text:style-name="T5">&lt;/servlet&gt; <text:s/></text:span></text:p>
      <text:p text:style-name="P1"><text:span text:style-name="T5"><text:s text:c="2"/></text:span></text:p>
      <text:p text:style-name="P1"><text:span text:style-name="T1">&lt;context-param&gt; <text:s/></text:span></text:p>
      <text:p text:style-name="P1"><text:span text:style-name="T1">&lt;param-name&gt;dname&lt;/param-name&gt; <text:s/></text:span></text:p>
      <text:p text:style-name="P1"><text:span text:style-name="T1">&lt;param-value&gt;sun.jdbc.odbc.JdbcOdbcDriver&lt;/param-value&gt; <text:s/></text:span></text:p>
      <text:p text:style-name="P1"><text:span text:style-name="T1">&lt;/context-param&gt; <text:s/></text:span></text:p>
      <text:p text:style-name="P1"><text:span text:style-name="T5"><text:s text:c="2"/></text:span></text:p>
      <text:p text:style-name="P1"><text:span text:style-name="T5">&lt;servlet-mapping&gt; <text:s/></text:span></text:p>
      <text:p text:style-name="P1"><text:span text:style-name="T5">&lt;servlet-name&gt;cdac&lt;/servlet-name&gt; <text:s/></text:span></text:p>
      <text:p text:style-name="P1"><text:span text:style-name="T5">&lt;url-pattern&gt;/context&lt;/url-pattern&gt; <text:s/></text:span></text:p>
      <text:p text:style-name="P1"><text:span text:style-name="T5">&lt;/servlet-mapping&gt; <text:s text:c="3"/></text:span></text:p>
      <text:p text:style-name="P1"><text:span text:style-name="T5">&lt;/web-app&gt;</text:span></text:p>
      <text:p text:style-name="P6"/>
      <text:p text:style-name="P6"/>
      <text:p text:style-name="P6"/>
      <text:p text:style-name="P4"><text:soft-page-break/><text:span text:style-name="T6">Cookies</text:span></text:p>
      <text:p text:style-name="P1"><text:span text:style-name="T1">//Index.html</text:span></text:p>
      <text:p text:style-name="P6"/>
      <text:p text:style-name="P1"><text:span text:style-name="T5">&lt;html&gt; <text:s/></text:span></text:p>
      <text:p text:style-name="P1"><text:span text:style-name="T5">&lt;head&gt; <text:s/></text:span></text:p>
      <text:p text:style-name="P1"><text:span text:style-name="T5">&lt;title&gt;Servlet Login Example&lt;/title&gt; <text:s/></text:span></text:p>
      <text:p text:style-name="P1"><text:span text:style-name="T5">&lt;/head&gt; <text:s/></text:span></text:p>
      <text:p text:style-name="P1"><text:span text:style-name="T5">&lt;body&gt; <text:s text:c="3"/></text:span></text:p>
      <text:p text:style-name="P1"><text:span text:style-name="T5">&lt;h1&gt;Welcome to Login App by Cookie&lt;/h1&gt; <text:s/></text:span></text:p>
      <text:p text:style-name="P1"><text:span text:style-name="T5">&lt;a href="login.html"&gt;Login&lt;/a&gt;| <text:s/></text:span></text:p>
      <text:p text:style-name="P1"><text:span text:style-name="T5">&lt;a href="./LogoutServlet"&gt;Logout&lt;/a&gt;| <text:s/></text:span></text:p>
      <text:p text:style-name="P1"><text:span text:style-name="T5">&lt;a href="./ProfileServlet"&gt;Profile&lt;/a&gt; <text:s text:c="3"/></text:span></text:p>
      <text:p text:style-name="P1"><text:span text:style-name="T5">&lt;/body&gt; <text:s/></text:span></text:p>
      <text:p text:style-name="P1"><text:span text:style-name="T5">&lt;/html&gt;</text:span></text:p>
      <text:p text:style-name="P6"/>
      <text:p text:style-name="P6"/>
      <text:p text:style-name="P1"><text:span text:style-name="T1">//login.html</text:span></text:p>
      <text:p text:style-name="P6"/>
      <text:p text:style-name="P1"><text:span text:style-name="T5">&lt;html&gt; <text:s/></text:span></text:p>
      <text:p text:style-name="P1"><text:span text:style-name="T5">&lt;head&gt; <text:s/></text:span></text:p>
      <text:p text:style-name="P1"><text:span text:style-name="T5">&lt;title&gt;Servlet Login Example&lt;/title&gt; <text:s/></text:span></text:p>
      <text:p text:style-name="P1"><text:span text:style-name="T5">&lt;/head&gt; <text:s/></text:span></text:p>
      <text:p text:style-name="P1"><text:span text:style-name="T5">&lt;body&gt; </text:span></text:p>
      <text:p text:style-name="P1"><text:span text:style-name="T5">&lt;form action="./LoginServlet" method="post"&gt; <text:s/></text:span></text:p>
      <text:p text:style-name="P1"><text:span text:style-name="T5">Name:&lt;input type="text" name="name"&gt;&lt;br&gt; <text:s/></text:span></text:p>
      <text:p text:style-name="P1"><text:span text:style-name="T5">Password:&lt;input type="password" name="password"&gt;&lt;br&gt; <text:s/></text:span></text:p>
      <text:p text:style-name="P1"><text:span text:style-name="T5">&lt;input type="submit" value="login"&gt; <text:s/></text:span></text:p>
      <text:p text:style-name="P1"><text:span text:style-name="T5">&lt;/form&gt; <text:s/></text:span></text:p>
      <text:p text:style-name="P1"><text:span text:style-name="T5">&lt;/body&gt; <text:s/></text:span></text:p>
      <text:p text:style-name="P1"><text:span text:style-name="T5">&lt;/html&gt;</text:span></text:p>
      <text:p text:style-name="P6"/>
      <text:p text:style-name="P1"><text:span text:style-name="T1">//Link.html</text:span></text:p>
      <text:p text:style-name="P1"><text:span text:style-name="T5">&lt;html&gt; <text:s/></text:span></text:p>
      <text:p text:style-name="P1"><text:span text:style-name="T5">&lt;head&gt; <text:s/></text:span></text:p>
      <text:p text:style-name="P1"><text:span text:style-name="T5">&lt;title&gt;Servlet Login Example&lt;/title&gt; <text:s/></text:span></text:p>
      <text:p text:style-name="P1"><text:span text:style-name="T5">&lt;/head&gt; <text:s/></text:span></text:p>
      <text:p text:style-name="P1"><text:span text:style-name="T5">&lt;body&gt; </text:span></text:p>
      <text:p text:style-name="P1"><text:span text:style-name="T5">&lt;a href="login.html"&gt;Login&lt;/a&gt; | <text:s/></text:span></text:p>
      <text:p text:style-name="P1"><text:span text:style-name="T5">&lt;a href="./LogoutServlet"&gt;Logout&lt;/a&gt; | <text:s/></text:span></text:p>
      <text:p text:style-name="P1"><text:span text:style-name="T5">&lt;a href="./ProfileServlet"&gt;Profile&lt;/a&gt; <text:s/></text:span></text:p>
      <text:p text:style-name="P1"><text:span text:style-name="T5">&lt;hr&gt; <text:s/></text:span></text:p>
      <text:p text:style-name="P6"/>
      <text:p text:style-name="P1"><text:span text:style-name="T5">&lt;/body&gt; <text:s/></text:span></text:p>
      <text:p text:style-name="P1"><text:span text:style-name="T5">&lt;/html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 Login Servlet</text:span></text:p>
      <text:p text:style-name="P1"><text:span text:style-name="T5"><text:s/></text:span></text:p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import javax.servlet.ServletException; <text:s/></text:span></text:p>
      <text:p text:style-name="P1"><text:span text:style-name="T5">import javax.servlet.http.Cookie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6"/>
      <text:p text:style-name="P1"><text:span text:style-name="T5">public class LoginServlet extends HttpServlet { <text:s/></text:span></text:p>
      <text:p text:style-name="P1"><text:span text:style-name="T5"><text:s text:c="4"/>protected void doPost(HttpServletRequest request, HttpServletResponse response) <text:s/></text:span></text:p>
      <text:p text:style-name="P1"><text:span text:style-name="T5"><text:s text:c="27"/>throws ServletException, IOException 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=response.getWriter(); <text:s/></text:span></text:p>
      <text:p text:style-name="P1"><text:span text:style-name="T5"><text:s text:c="20"/></text:span></text:p>
      <text:p text:style-name="P1"><text:span text:style-name="T5"><text:s text:c="8"/>String name=request.getParameter("name"); <text:s/></text:span></text:p>
      <text:p text:style-name="P1"><text:span text:style-name="T5"><text:s text:c="8"/>String password=request.getParameter("password"); <text:s/></text:span></text:p>
      <text:p text:style-name="P1"><text:span text:style-name="T5"><text:s text:c="10"/></text:span></text:p>
      <text:p text:style-name="P1"><text:span text:style-name="T5"><text:s text:c="2"/>if(password.equals("admin123")){ <text:s/></text:span></text:p>
      <text:p text:style-name="P1"><text:span text:style-name="T5"><text:s text:c="12"/>out.print("You are successfully logged in!"); <text:s/></text:span></text:p>
      <text:p text:style-name="P1"><text:span text:style-name="T5"><text:s text:c="12"/>out.print("&lt;br&gt;Welcome, "+name); <text:s/></text:span></text:p>
      <text:p text:style-name="P1"><text:span text:style-name="T5"><text:s text:c="14"/></text:span></text:p>
      <text:p text:style-name="P1"><text:span text:style-name="T5"><text:s text:c="10"/></text:span><text:span text:style-name="T1"><text:s text:c="2"/>Cookie ck=new Cookie("name",name); <text:s/></text:span></text:p>
      <text:p text:style-name="P1"><text:span text:style-name="T1"><text:s text:c="12"/>response.addCookie(ck); <text:s/></text:span></text:p>
      <text:p text:style-name="P1"><text:span text:style-name="T5"><text:s text:c="8"/>}</text:span></text:p>
      <text:p text:style-name="P1"><text:span text:style-name="T5">else{ <text:s/></text:span></text:p>
      <text:p text:style-name="P1"><text:span text:style-name="T5"><text:s text:c="12"/>out.print("sorry, username or password error!"); <text:s/></text:span></text:p>
      <text:p text:style-name="P1"><text:span text:style-name="T5"><text:s text:c="12"/>request.getRequestDispatcher("login.html").include(request, response); <text:s/></text:span></text:p>
      <text:p text:style-name="P1"><text:span text:style-name="T5"><text:s text:c="8"/>} <text:s/></text:span></text:p>
      <text:p text:style-name="P1"><text:span text:style-name="T5"><text:s text:c="10"/></text:span></text:p>
      <text:p text:style-name="P1"><text:span text:style-name="T5"><text:s text:c="8"/>out.close(); <text:s/></text:span></text:p>
      <text:p text:style-name="P1"><text:span text:style-name="T5"><text:s text:c="4"/>} <text:s text:c="3"/></text:span></text:p>
      <text:p text:style-name="P1"><text:span text:style-name="T5">} </text:span></text:p>
      <text:p text:style-name="P6"/>
      <text:p text:style-name="P1"><text:span text:style-name="T1">//Profile Servlet</text:span></text:p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import javax.servlet.ServletException; <text:s/></text:span></text:p>
      <text:p text:style-name="P1"><text:span text:style-name="T5">import javax.servlet.http.Cookie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6"/>
      <text:p text:style-name="P1"><text:span text:style-name="T5">public class ProfileServlet extends HttpServlet { <text:s/></text:span></text:p>
      <text:p text:style-name="P1"><text:span text:style-name="T5"><text:s text:c="4"/>protected void doGet(HttpServletRequest request, HttpServletResponse response) <text:s/></text:span></text:p>
      <text:p text:style-name="P1"><text:span text:style-name="T5"><text:s text:c="26"/>throws ServletException, IOException 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=response.getWriter(); <text:s/></text:span></text:p>
      <text:p text:style-name="P1"><text:span text:style-name="T5"><text:s text:c="10"/></text:span></text:p>
      <text:p text:style-name="P1"><text:soft-page-break/><text:span text:style-name="T5"><text:s text:c="8"/>request.getRequestDispatcher("Link.html").include(request, response); <text:s/></text:span></text:p>
      <text:p text:style-name="P1"><text:span text:style-name="T5"><text:s text:c="10"/></text:span></text:p>
      <text:p text:style-name="P1"><text:span text:style-name="T5"><text:s text:c="3"/></text:span><text:span text:style-name="T1"><text:s text:c="5"/>Cookie ck[]=request.getCookies(); <text:s/></text:span></text:p>
      <text:p text:style-name="P1"><text:span text:style-name="T1"><text:s text:c="8"/>if(ck!=null){ <text:s/></text:span></text:p>
      <text:p text:style-name="P1"><text:span text:style-name="T1"><text:s text:c="9"/>String name=ck[0].getValue(); <text:s/></text:span></text:p>
      <text:p text:style-name="P1"><text:span text:style-name="T1"><text:s text:c="8"/>if(!name.equals("")||name!=null){ <text:s/></text:span></text:p>
      <text:p text:style-name="P1"><text:span text:style-name="T1"><text:s text:c="12"/>out.print("&lt;b&gt;Welcome to Profile&lt;/b&gt;"); <text:s/></text:span></text:p>
      <text:p text:style-name="P1"><text:span text:style-name="T1"><text:s text:c="12"/>out.print("&lt;br&gt;Welcome, "+name); <text:s/></text:span></text:p>
      <text:p text:style-name="P1"><text:span text:style-name="T1"><text:s text:c="8"/>} <text:s/></text:span></text:p>
      <text:p text:style-name="P1"><text:span text:style-name="T5"><text:s text:c="8"/>}else{ <text:s/></text:span></text:p>
      <text:p text:style-name="P1"><text:span text:style-name="T5"><text:s text:c="12"/>out.print("Please login first"); <text:s/></text:span></text:p>
      <text:p text:style-name="P1"><text:span text:style-name="T5"><text:s text:c="12"/>request.getRequestDispatcher("login.html").include(request, response); <text:s/></text:span></text:p>
      <text:p text:style-name="P1"><text:span text:style-name="T5"><text:s text:c="8"/>} <text:s/></text:span></text:p>
      <text:p text:style-name="P1"><text:span text:style-name="T5"><text:s text:c="8"/>out.close(); <text:s/></text:span></text:p>
      <text:p text:style-name="P1"><text:span text:style-name="T5"><text:s text:c="4"/>} <text:s/></text:span></text:p>
      <text:p text:style-name="P1"><text:span text:style-name="T5">} <text:s/></text:span></text:p>
      <text:p text:style-name="P2"/>
      <text:p text:style-name="P2"/>
      <text:p text:style-name="P2"/>
      <text:p text:style-name="P1"><text:span text:style-name="T1">//Logout Servlet</text:span></text:p>
      <text:p text:style-name="P6"/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import javax.servlet.ServletException; <text:s/></text:span></text:p>
      <text:p text:style-name="P1"><text:span text:style-name="T5">import javax.servlet.http.Cookie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6"/>
      <text:p text:style-name="P1"><text:span text:style-name="T5">public class LogoutServlet extends HttpServlet { <text:s/></text:span></text:p>
      <text:p text:style-name="P1"><text:span text:style-name="T5"><text:s text:c="4"/>protected void doGet(HttpServletRequest request, HttpServletResponse response) <text:s/></text:span></text:p>
      <text:p text:style-name="P1"><text:span text:style-name="T5"><text:s text:c="24"/>throws ServletException, IOException 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=response.getWriter(); <text:s text:c="5"/></text:span></text:p>
      <text:p text:style-name="P1"><text:span text:style-name="T5"><text:s text:c="16"/></text:span></text:p>
      <text:p text:style-name="P1"><text:span text:style-name="T5"><text:s text:c="8"/></text:span><text:span text:style-name="T1">Cookie ck=new Cookie("name",""); <text:s/></text:span></text:p>
      <text:p text:style-name="P1"><text:span text:style-name="T1"><text:s text:c="8"/>ck.setMaxAge(0); <text:s/></text:span></text:p>
      <text:p text:style-name="P1"><text:span text:style-name="T1"><text:s text:c="8"/>response.addCookie(ck); <text:s/></text:span></text:p>
      <text:p text:style-name="P1"><text:span text:style-name="T5"><text:s text:c="10"/></text:span></text:p>
      <text:p text:style-name="P1"><text:span text:style-name="T5"><text:s text:c="8"/>out.print("you are successfully logged out!"); <text:s/></text:span></text:p>
      <text:p text:style-name="P1"><text:span text:style-name="T5"><text:s text:c="4"/>} <text:s/></text:span></text:p>
      <text:p text:style-name="P1"><text:span text:style-name="T5">}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Descriptor File</text:span></text:p>
      <text:p text:style-name="P1"><text:span text:style-name="T5">&lt;?xml version="1.0" encoding="UTF-8"?&gt; <text:s/></text:span></text:p>
      <text:p text:style-name="P1"><text:span text:style-name="T5">&lt;web-app&gt; <text:s text:c="5"/></text:span></text:p>
      <text:p text:style-name="P1"><text:span text:style-name="T5"><text:s text:c="2"/>&lt;servlet&gt; <text:s/></text:span></text:p>
      <text:p text:style-name="P1"><text:span text:style-name="T5"><text:s text:c="7"/>&lt;servlet-name&gt;LoginServlet&lt;/servlet-name&gt; <text:s/></text:span></text:p>
      <text:p text:style-name="P1"><text:span text:style-name="T5"><text:s text:c="4"/>&lt;servlet-class&gt;Login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LoginServlet&lt;/servlet-name&gt; <text:s/></text:span></text:p>
      <text:p text:style-name="P1"><text:span text:style-name="T5"><text:s text:c="4"/>&lt;url-pattern&gt;/LoginServlet&lt;/url-pattern&gt; <text:s/></text:span></text:p>
      <text:p text:style-name="P1"><text:span text:style-name="T5"><text:s text:c="2"/>&lt;/servlet-mapping&gt; <text:s/></text:span></text:p>
      <text:p text:style-name="P1"><text:span text:style-name="T5"><text:s text:c="2"/>&lt;servlet&gt; <text:s/></text:span></text:p>
      <text:p text:style-name="P1"><text:span text:style-name="T5"><text:s text:c="11"/>&lt;servlet-name&gt;ProfileServlet&lt;/servlet-name&gt; <text:s/></text:span></text:p>
      <text:p text:style-name="P1"><text:span text:style-name="T5"><text:s text:c="4"/>&lt;servlet-class&gt;Profile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ProfileServlet&lt;/servlet-name&gt; <text:s/></text:span></text:p>
      <text:p text:style-name="P1"><text:span text:style-name="T5"><text:s text:c="4"/>&lt;url-pattern&gt;/ProfileServlet&lt;/url-pattern&gt; <text:s/></text:span></text:p>
      <text:p text:style-name="P1"><text:span text:style-name="T5"><text:s text:c="2"/>&lt;/servlet-mapping&gt; <text:s/></text:span></text:p>
      <text:p text:style-name="P1"><text:span text:style-name="T5"><text:s text:c="2"/>&lt;servlet&gt; <text:s/></text:span></text:p>
      <text:p text:style-name="P1"><text:span text:style-name="T5"><text:s text:c="5"/>&lt;servlet-name&gt;LogoutServlet&lt;/servlet-name&gt; <text:s/></text:span></text:p>
      <text:p text:style-name="P1"><text:span text:style-name="T5"><text:s text:c="4"/>&lt;servlet-class&gt;Logout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LogoutServlet&lt;/servlet-name&gt; <text:s/></text:span></text:p>
      <text:p text:style-name="P1"><text:span text:style-name="T5"><text:s text:c="4"/>&lt;url-pattern&gt;/LogoutServlet&lt;/url-pattern&gt; <text:s/></text:span></text:p>
      <text:p text:style-name="P1"><text:span text:style-name="T5"><text:s text:c="2"/>&lt;/servlet-mapping&gt; <text:s/></text:span></text:p>
      <text:p text:style-name="P1"><text:span text:style-name="T5">&lt;/web-app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6">HiddenFormFields</text:span></text:p>
      <text:p text:style-name="P1"><text:span text:style-name="T1">//Index.html</text:span></text:p>
      <text:p text:style-name="P1"><text:span text:style-name="T5">&lt;html&gt; <text:s/></text:span></text:p>
      <text:p text:style-name="P1"><text:span text:style-name="T5">&lt;head&gt; <text:s/></text:span></text:p>
      <text:p text:style-name="P1"><text:span text:style-name="T5">&lt;/head&gt; <text:s/></text:span></text:p>
      <text:p text:style-name="P1"><text:span text:style-name="T5">&lt;body&gt; </text:span></text:p>
      <text:p text:style-name="P1"><text:span text:style-name="T5">&lt;form action="servlet1"&gt; <text:s/></text:span></text:p>
      <text:p text:style-name="P1"><text:span text:style-name="T5">Name:&lt;input type="text" name="userName"/&gt;&lt;br/&gt; <text:s/></text:span></text:p>
      <text:p text:style-name="P1"><text:span text:style-name="T5">&lt;input type="submit" value="go"/&gt; <text:s/></text:span></text:p>
      <text:p text:style-name="P1"><text:span text:style-name="T5">&lt;/form&gt; <text:s/></text:span></text:p>
      <text:p text:style-name="P1"><text:span text:style-name="T5">&lt;/body&gt; </text:span></text:p>
      <text:p text:style-name="P1"><text:span text:style-name="T5">&lt;/html&gt; <text:s/></text:span></text:p>
      <text:p text:style-name="P6"/>
      <text:p text:style-name="P1"><text:span text:style-name="T1">//FirstServlet </text:span></text:p>
      <text:p text:style-name="P1"><text:span text:style-name="T5">import java.io.*; <text:s/></text:span></text:p>
      <text:p text:style-name="P1"><text:span text:style-name="T5">import javax.servlet.*; <text:s/></text:span></text:p>
      <text:p text:style-name="P1"><text:span text:style-name="T5">import javax.servlet.http.*; <text:s/></text:span></text:p>
      <text:p text:style-name="P1"><text:span text:style-name="T5"><text:s text:c="2"/></text:span></text:p>
      <text:p text:style-name="P1"><text:span text:style-name="T5">public class FirstServlet extends HttpServlet { <text:s/></text:span></text:p>
      <text:p text:style-name="P1"><text:span text:style-name="T5">public void doGet(HttpServletRequest request, HttpServletResponse response){ <text:s/></text:span></text:p>
      <text:p text:style-name="P1"><text:span text:style-name="T5"><text:s text:c="8"/>try{ <text:s text:c="3"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 = response.getWriter(); <text:s text:c="11"/></text:span></text:p>
      <text:p text:style-name="P1"><text:span text:style-name="T5"><text:s text:c="8"/>String n=request.getParameter("userName"); <text:s/></text:span></text:p>
      <text:p text:style-name="P1"><text:span text:style-name="T5"><text:s text:c="8"/>out.print("Welcome "+n); <text:s/></text:span></text:p>
      <text:p text:style-name="P1"><text:span text:style-name="T5"><text:s text:c="10"/></text:span></text:p>
      <text:p text:style-name="P1"><text:span text:style-name="T5"><text:s text:c="8"/>//creating form that have invisible textfield <text:s/></text:span></text:p>
      <text:p text:style-name="P1"><text:span text:style-name="T5"><text:s text:c="5"/></text:span><text:span text:style-name="T1"><text:s text:c="3"/>out.print("&lt;form action='servlet2'&gt;"); <text:s/></text:span></text:p>
      <text:p text:style-name="P1"><text:span text:style-name="T1"><text:s text:c="8"/>out.print("&lt;input type='hidden' name='uname' value='"+n+"'&gt;"); <text:s/></text:span></text:p>
      <text:p text:style-name="P1"><text:span text:style-name="T1"><text:s text:c="8"/>out.print("&lt;input type='submit' value='go'&gt;"); <text:s/></text:span></text:p>
      <text:p text:style-name="P1"><text:span text:style-name="T1"><text:s text:c="8"/>out.print("&lt;/form&gt;"); <text:s/></text:span></text:p>
      <text:p text:style-name="P1"><text:span text:style-name="T1"><text:s text:c="8"/>out.close(); <text:s/></text:span></text:p>
      <text:p text:style-name="P1"><text:span text:style-name="T5"><text:s text:c="2"/></text:span></text:p>
      <text:p text:style-name="P1"><text:span text:style-name="T5"><text:s text:c="16"/>}catch(Exception e){System.out.println(e);} <text:s/></text:span></text:p>
      <text:p text:style-name="P1"><text:span text:style-name="T5"><text:s text:c="4"/>} <text:s text:c="3"/></text:span></text:p>
      <text:p text:style-name="P1"><text:span text:style-name="T5">}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Second Servlet</text:span></text:p>
      <text:p text:style-name="P1"><text:span text:style-name="T5">import java.io.*; <text:s/></text:span></text:p>
      <text:p text:style-name="P1"><text:span text:style-name="T5">import javax.servlet.*; <text:s/></text:span></text:p>
      <text:p text:style-name="P1"><text:span text:style-name="T5">import javax.servlet.http.*; <text:s/></text:span></text:p>
      <text:p text:style-name="P6"/>
      <text:p text:style-name="P1"><text:span text:style-name="T5">public class SecondServlet extends HttpServlet </text:span></text:p>
      <text:p text:style-name="P1"><text:span text:style-name="T5">{ <text:s/></text:span></text:p>
      <text:p text:style-name="P1"><text:span text:style-name="T5">public void doGet(HttpServletRequest request, HttpServletResponse response) <text:s/>{</text:span></text:p>
      <text:p text:style-name="P1"><text:span text:style-name="T5"><text:s text:c="8"/>try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 = response.getWriter(); <text:s/></text:span></text:p>
      <text:p text:style-name="P1"><text:span text:style-name="T5"><text:s text:c="10"/></text:span></text:p>
      <text:p text:style-name="P1"><text:span text:style-name="T5"><text:s text:c="8"/>//Getting the value from the hidden field <text:s/></text:span></text:p>
      <text:p text:style-name="P1"><text:span text:style-name="T5"><text:s text:c="8"/>String n=request.getParameter("uname"); <text:s/></text:span></text:p>
      <text:p text:style-name="P1"><text:span text:style-name="T5"><text:s text:c="8"/>out.print("Hello "+n); <text:s text:c="3"/></text:span></text:p>
      <text:p text:style-name="P1"><text:span text:style-name="T5"><text:s text:c="8"/>out.close(); <text:s/></text:span></text:p>
      <text:p text:style-name="P1"><text:span text:style-name="T5"><text:s text:c="16"/></text:span></text:p>
      <text:p text:style-name="P1"><text:span text:style-name="T5"><text:tab/><text:tab/>}catch(Exception e){System.out.println(e);} <text:s/></text:span></text:p>
      <text:p text:style-name="P1"><text:span text:style-name="T5"><text:s text:c="4"/>} <text:s/></text:span></text:p>
      <text:p text:style-name="P1"><text:span text:style-name="T5">} 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1">//Descriptor File</text:span></text:p>
      <text:p text:style-name="P1"><text:span text:style-name="T5">&lt;web-app&gt; <text:s/></text:span></text:p>
      <text:p text:style-name="P1"><text:span text:style-name="T5"><text:s text:c="2"/></text:span></text:p>
      <text:p text:style-name="P1"><text:span text:style-name="T5">&lt;servlet&gt; <text:s/></text:span></text:p>
      <text:p text:style-name="P1"><text:span text:style-name="T5">&lt;servlet-name&gt;s1&lt;/servlet-name&gt; <text:s/></text:span></text:p>
      <text:p text:style-name="P1"><text:span text:style-name="T5">&lt;servlet-class&gt;FirstServlet&lt;/servlet-class&gt; <text:s/></text:span></text:p>
      <text:p text:style-name="P1"><text:span text:style-name="T5">&lt;/servlet&gt; <text:s/></text:span></text:p>
      <text:p text:style-name="P1"><text:span text:style-name="T5"><text:s text:c="2"/></text:span></text:p>
      <text:p text:style-name="P1"><text:span text:style-name="T5">&lt;servlet-mapping&gt; <text:s/></text:span></text:p>
      <text:p text:style-name="P1"><text:span text:style-name="T5">&lt;servlet-name&gt;s1&lt;/servlet-name&gt; <text:s/></text:span></text:p>
      <text:p text:style-name="P1"><text:span text:style-name="T5">&lt;url-pattern&gt;/servlet1&lt;/url-pattern&gt; <text:s/></text:span></text:p>
      <text:p text:style-name="P1"><text:span text:style-name="T5">&lt;/servlet-mapping&gt; <text:s/></text:span></text:p>
      <text:p text:style-name="P1"><text:span text:style-name="T5"><text:s text:c="2"/></text:span></text:p>
      <text:p text:style-name="P1"><text:span text:style-name="T5">&lt;servlet&gt; <text:s/></text:span></text:p>
      <text:p text:style-name="P1"><text:span text:style-name="T5">&lt;servlet-name&gt;s2&lt;/servlet-name&gt; <text:s/></text:span></text:p>
      <text:p text:style-name="P1"><text:span text:style-name="T5">&lt;servlet-class&gt;SecondServlet&lt;/servlet-class&gt; <text:s/></text:span></text:p>
      <text:p text:style-name="P1"><text:span text:style-name="T5">&lt;/servlet&gt; <text:s/></text:span></text:p>
      <text:p text:style-name="P1"><text:span text:style-name="T5"><text:s text:c="2"/></text:span></text:p>
      <text:p text:style-name="P1"><text:span text:style-name="T5">&lt;servlet-mapping&gt; <text:s/></text:span></text:p>
      <text:p text:style-name="P1"><text:span text:style-name="T5">&lt;servlet-name&gt;s2&lt;/servlet-name&gt; <text:s/></text:span></text:p>
      <text:p text:style-name="P1"><text:span text:style-name="T5">&lt;url-pattern&gt;/servlet2&lt;/url-pattern&gt; <text:s/></text:span></text:p>
      <text:p text:style-name="P1"><text:span text:style-name="T5">&lt;/servlet-mapping&gt; <text:s/></text:span></text:p>
      <text:p text:style-name="P1"><text:span text:style-name="T5"><text:s text:c="2"/></text:span></text:p>
      <text:p text:style-name="P1"><text:span text:style-name="T5">&lt;/web-app&gt; <text:s/></text:span></text:p>
      <text:p text:style-name="P6"/>
      <text:p text:style-name="P6"/>
      <text:p text:style-name="P6"><text:soft-page-break/></text:p>
      <text:p text:style-name="P4"><text:span text:style-name="T6">URL-Rewriting</text:span></text:p>
      <text:p text:style-name="P1"><text:span text:style-name="T2">//Index.html</text:span></text:p>
      <text:p text:style-name="P1">&lt;HTML&gt;</text:p>
      <text:p text:style-name="P1"><text:s/>&lt;HEAD&gt;</text:p>
      <text:p text:style-name="P1"><text:s/>&lt;/HEAD&gt;</text:p>
      <text:p text:style-name="P1"><text:s/>&lt;BODY&gt;</text:p>
      <text:p text:style-name="P1">&lt;form action="servlet1"&gt; <text:s/></text:p>
      <text:p text:style-name="P1">Name:&lt;input type="text" name="userName"/&gt;&lt;br/&gt; <text:s/></text:p>
      <text:p text:style-name="P1">&lt;input type="submit" value="go"/&gt; <text:s/></text:p>
      <text:p text:style-name="P1">&lt;/form&gt; <text:s/></text:p>
      <text:p text:style-name="P1"><text:s/>&lt;/BODY&gt;</text:p>
      <text:p text:style-name="P1">&lt;/HTML&gt;</text:p>
      <text:p text:style-name="P1"/>
      <text:p text:style-name="P1"><text:span text:style-name="T2">//FirstServlet </text:span></text:p>
      <text:p text:style-name="P1">import java.io.*; <text:s/></text:p>
      <text:p text:style-name="P1">import javax.servlet.*; <text:s/></text:p>
      <text:p text:style-name="P1">import javax.servlet.http.*; <text:s text:c="3"/></text:p>
      <text:p text:style-name="P1"><text:s text:c="2"/></text:p>
      <text:p text:style-name="P1">public class FirstServlet extends HttpServlet { <text:s text:c="3"/></text:p>
      <text:p text:style-name="P1">public void doGet(HttpServletRequest request, HttpServletResponse response){ <text:s/></text:p>
      <text:p text:style-name="P1"><text:s text:c="8"/>try{ <text:s/></text:p>
      <text:p text:style-name="P1"><text:s text:c="2"/></text:p>
      <text:p text:style-name="P1"><text:s text:c="8"/>response.setContentType("text/html"); <text:s/></text:p>
      <text:p text:style-name="P1"><text:s text:c="8"/>PrintWriter out = response.getWriter(); <text:s/></text:p>
      <text:p text:style-name="P1"><text:s text:c="10"/></text:p>
      <text:p text:style-name="P1"><text:s text:c="8"/>String n=request.getParameter("userName"); <text:s/></text:p>
      <text:p text:style-name="P1"><text:s text:c="8"/>out.print("Welcome "+n); <text:s/></text:p>
      <text:p text:style-name="P1"><text:s text:c="2"/></text:p>
      <text:p text:style-name="P1"><text:s text:c="8"/>//appending the username in the query string <text:s/></text:p>
      <text:p text:style-name="P1"><text:s text:c="8"/>out.print("&lt;a href='servlet2?uname="+n+"'&gt;visit&lt;/a&gt;"); <text:s/></text:p>
      <text:p text:style-name="P1"><text:s text:c="18"/></text:p>
      <text:p text:style-name="P1"><text:s text:c="8"/>out.close(); <text:s text:c="3"/></text:p>
      <text:p text:style-name="P1"><text:s text:c="16"/>}catch(Exception e){System.out.println(e);} <text:s/></text:p>
      <text:p text:style-name="P1"><text:s text:c="4"/>} <text:s/></text:p>
      <text:p text:style-name="P1"><text:s text:c="2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//SecondServlet </text:span></text:p>
      <text:p text:style-name="P1">import java.io.*; <text:s/></text:p>
      <text:p text:style-name="P1">import javax.servlet.*; <text:s/></text:p>
      <text:p text:style-name="P1">import javax.servlet.http.*; <text:s/></text:p>
      <text:p text:style-name="P1"><text:s text:c="2"/></text:p>
      <text:p text:style-name="P1">public class SecondServlet extends HttpServlet { <text:s/></text:p>
      <text:p text:style-name="P1"><text:s text:c="2"/></text:p>
      <text:p text:style-name="P1">public void doGet(HttpServletRequest request, HttpServletResponse response) <text:s/>{</text:p>
      <text:p text:style-name="P1"><text:s text:c="8"/>try{ <text:s/></text:p>
      <text:p text:style-name="P1"><text:s text:c="2"/></text:p>
      <text:p text:style-name="P1"><text:s text:c="8"/>response.setContentType("text/html"); <text:s/></text:p>
      <text:p text:style-name="P1"><text:s text:c="8"/>PrintWriter out = response.getWriter(); <text:s/></text:p>
      <text:p text:style-name="P1"><text:s text:c="10"/></text:p>
      <text:p text:style-name="P1"><text:s text:c="8"/>//getting value from the query string <text:s/></text:p>
      <text:p text:style-name="P1"><text:s text:c="8"/>String n=request.getParameter("uname"); <text:s/></text:p>
      <text:p text:style-name="P1"><text:s text:c="8"/>out.print("Hello "+n); <text:s/></text:p>
      <text:p text:style-name="P1"><text:s text:c="2"/></text:p>
      <text:p text:style-name="P1"><text:s text:c="8"/>out.close(); <text:s/></text:p>
      <text:p text:style-name="P1"><text:s text:c="2"/></text:p>
      <text:p text:style-name="P1"><text:s text:c="16"/>}catch(Exception e){System.out.println(e);} <text:s/></text:p>
      <text:p text:style-name="P1"><text:s text:c="4"/>} <text:s/></text:p>
      <text:p text:style-name="P1">}</text:p>
      <text:p text:style-name="P1"/>
      <text:p text:style-name="P1"><text:span text:style-name="T2">//Descriptor File</text:span></text:p>
      <text:p text:style-name="P1">&lt;web-app&gt; <text:s text:c="3"/></text:p>
      <text:p text:style-name="P1">&lt;servlet&gt; <text:s/></text:p>
      <text:p text:style-name="P1">&lt;servlet-name&gt;s1&lt;/servlet-name&gt; <text:s/></text:p>
      <text:p text:style-name="P1">&lt;servlet-class&gt;FirstServlet&lt;/servlet-class&gt; <text:s/></text:p>
      <text:p text:style-name="P1">&lt;/servlet&gt; <text:s text:c="3"/></text:p>
      <text:p text:style-name="P1">&lt;servlet-mapping&gt; <text:s/></text:p>
      <text:p text:style-name="P1">&lt;servlet-name&gt;s1&lt;/servlet-name&gt; <text:s/></text:p>
      <text:p text:style-name="P1">&lt;url-pattern&gt;/servlet1&lt;/url-pattern&gt; <text:s/></text:p>
      <text:p text:style-name="P1">&lt;/servlet-mapping&gt; <text:s text:c="3"/></text:p>
      <text:p text:style-name="P1">&lt;servlet&gt; <text:s/></text:p>
      <text:p text:style-name="P1">&lt;servlet-name&gt;s2&lt;/servlet-name&gt; <text:s/></text:p>
      <text:p text:style-name="P1">&lt;servlet-class&gt;SecondServlet&lt;/servlet-class&gt; <text:s/></text:p>
      <text:p text:style-name="P1">&lt;/servlet&gt; <text:s text:c="3"/></text:p>
      <text:p text:style-name="P1">&lt;servlet-mapping&gt; <text:s/></text:p>
      <text:p text:style-name="P1">&lt;servlet-name&gt;s2&lt;/servlet-name&gt; <text:s/></text:p>
      <text:p text:style-name="P1">&lt;url-pattern&gt;/servlet2&lt;/url-pattern&gt; <text:s/></text:p>
      <text:p text:style-name="P1">&lt;/servlet-mapping&gt; <text:s text:c="3"/></text:p>
      <text:p text:style-name="P1">&lt;/web-app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7">HttpSession</text:span></text:p>
      <text:p text:style-name="P6"/>
      <text:p text:style-name="P1"><text:span text:style-name="T1">//Index.html</text:span></text:p>
      <text:p text:style-name="P1"><text:span text:style-name="T5">&lt;html&gt; <text:s/></text:span></text:p>
      <text:p text:style-name="P1"><text:span text:style-name="T5">&lt;head&gt; <text:s/></text:span></text:p>
      <text:p text:style-name="P1"><text:span text:style-name="T5"><text:tab/>&lt;title&gt;Servlet Login Example&lt;/title&gt; <text:s/></text:span></text:p>
      <text:p text:style-name="P1"><text:span text:style-name="T5">&lt;/head&gt; <text:s/></text:span></text:p>
      <text:p text:style-name="P1"><text:span text:style-name="T5">&lt;body&gt; <text:s/></text:span></text:p>
      <text:p text:style-name="P1"><text:span text:style-name="T5"><text:tab/> <text:s/></text:span></text:p>
      <text:p text:style-name="P1"><text:span text:style-name="T5"><text:tab/>&lt;h1&gt;Login App using HttpSession&lt;/h1&gt; <text:s/></text:span></text:p>
      <text:p text:style-name="P1"><text:span text:style-name="T5"><text:tab/>&lt;a href="Login.html"&gt;Login&lt;/a&gt;| <text:s/></text:span></text:p>
      <text:p text:style-name="P1"><text:span text:style-name="T5"><text:tab/>&lt;a href="./LogoutServlet"&gt;Logout&lt;/a&gt;| <text:s/></text:span></text:p>
      <text:p text:style-name="P1"><text:span text:style-name="T5"><text:tab/>&lt;a href="./ProfileServlet"&gt;Profile&lt;/a&gt; <text:s/></text:span></text:p>
      <text:p text:style-name="P1"><text:span text:style-name="T5"><text:tab/> <text:s/></text:span></text:p>
      <text:p text:style-name="P1"><text:span text:style-name="T5">&lt;/body&gt; <text:s/></text:span></text:p>
      <text:p text:style-name="P1"><text:span text:style-name="T5">&lt;/html&gt;</text:span></text:p>
      <text:p text:style-name="P6"/>
      <text:p text:style-name="P1"><text:span text:style-name="T1">//Login.html</text:span></text:p>
      <text:p text:style-name="P1"><text:span text:style-name="T5">&lt;HTML&gt;</text:span></text:p>
      <text:p text:style-name="P1"><text:span text:style-name="T5"><text:s/>&lt;HEAD&gt; </text:span></text:p>
      <text:p text:style-name="P1"><text:span text:style-name="T5"><text:s/>&lt;/HEAD&gt;</text:span></text:p>
      <text:p text:style-name="P1"><text:span text:style-name="T5"><text:s/>&lt;BODY&gt;</text:span></text:p>
      <text:p text:style-name="P1"><text:span text:style-name="T5"><text:s text:c="2"/>&lt;form action="LoginServlet" method="post"&gt; <text:s/></text:span></text:p>
      <text:p text:style-name="P1"><text:span text:style-name="T5">Name:&lt;input type="text" name="name"&gt;&lt;br&gt; <text:s/></text:span></text:p>
      <text:p text:style-name="P1"><text:span text:style-name="T5">Password:&lt;input type="password" name="password"&gt;&lt;br&gt; <text:s/></text:span></text:p>
      <text:p text:style-name="P1"><text:span text:style-name="T5">&lt;input type="submit" value="login"&gt; <text:s/></text:span></text:p>
      <text:p text:style-name="P1"><text:span text:style-name="T5">&lt;/form&gt; </text:span></text:p>
      <text:p text:style-name="P1"><text:span text:style-name="T5"><text:s/>&lt;/BODY&gt;</text:span></text:p>
      <text:p text:style-name="P1"><text:span text:style-name="T5">&lt;/HTML&gt;</text:span></text:p>
      <text:p text:style-name="P6"/>
      <text:p text:style-name="P1"><text:span text:style-name="T1">//Link.html</text:span></text:p>
      <text:p text:style-name="P1"><text:span text:style-name="T5">&lt;HTML&gt;</text:span></text:p>
      <text:p text:style-name="P1"><text:span text:style-name="T5"><text:s/>&lt;HEAD&gt; <text:s/></text:span></text:p>
      <text:p text:style-name="P1"><text:span text:style-name="T5"><text:s/>&lt;/HEAD&gt;</text:span></text:p>
      <text:p text:style-name="P6"/>
      <text:p text:style-name="P1"><text:span text:style-name="T5"><text:s/>&lt;BODY&gt;</text:span></text:p>
      <text:p text:style-name="P1"><text:span text:style-name="T5"><text:s text:c="2"/>&lt;a href="login.html"&gt;Login&lt;/a&gt; | <text:s/></text:span></text:p>
      <text:p text:style-name="P1"><text:span text:style-name="T5">&lt;a href="LogoutServlet"&gt;Logout&lt;/a&gt; | <text:s/></text:span></text:p>
      <text:p text:style-name="P1"><text:span text:style-name="T5">&lt;a href="ProfileServlet"&gt;Profile&lt;/a&gt; <text:s/></text:span></text:p>
      <text:p text:style-name="P1"><text:span text:style-name="T5">&lt;hr&gt;</text:span></text:p>
      <text:p text:style-name="P1"><text:span text:style-name="T5"><text:s/>&lt;/BODY&gt;</text:span></text:p>
      <text:p text:style-name="P1"><text:span text:style-name="T5">&lt;/HTML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LoginServlet</text:span></text:p>
      <text:p text:style-name="P2"/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<text:s text:c="2"/></text:span></text:p>
      <text:p text:style-name="P1"><text:span text:style-name="T5">import javax.servlet.ServletException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1"><text:span text:style-name="T5">import javax.servlet.http.HttpSession; <text:s/></text:span></text:p>
      <text:p text:style-name="P6"/>
      <text:p text:style-name="P1"><text:span text:style-name="T5">public class LoginServlet extends HttpServlet { <text:s/></text:span></text:p>
      <text:p text:style-name="P1"><text:span text:style-name="T5"><text:s text:c="4"/>protected void doPost(HttpServletRequest request, HttpServletResponse response) <text:s/></text:span></text:p>
      <text:p text:style-name="P1"><text:span text:style-name="T5"><text:s text:c="20"/>throws ServletException, IOException 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=response.getWriter(); <text:s/></text:span></text:p>
      <text:p text:style-name="P1"><text:span text:style-name="T5"><text:s text:c="8"/>request.getRequestDispatcher("link.html").include(request, response); <text:s/></text:span></text:p>
      <text:p text:style-name="P1"><text:span text:style-name="T5"><text:s text:c="10"/></text:span></text:p>
      <text:p text:style-name="P1"><text:span text:style-name="T5"><text:s text:c="8"/>String name=request.getParameter("name"); <text:s/></text:span></text:p>
      <text:p text:style-name="P1"><text:span text:style-name="T5"><text:s text:c="8"/>String password=request.getParameter("password"); <text:s/></text:span></text:p>
      <text:p text:style-name="P1"><text:span text:style-name="T5"><text:s text:c="10"/></text:span></text:p>
      <text:p text:style-name="P1"><text:span text:style-name="T5"><text:s text:c="8"/>if(password.equals("admin123")){ <text:s/></text:span></text:p>
      <text:p text:style-name="P1"><text:span text:style-name="T5"><text:s text:c="8"/>out.print("Welcome, "+name); <text:s/></text:span></text:p>
      <text:p text:style-name="P1"><text:span text:style-name="T5"><text:s text:c="8"/></text:span><text:span text:style-name="T1">HttpSession session=request.getSession(); <text:s/></text:span></text:p>
      <text:p text:style-name="P1"><text:span text:style-name="T1"><text:s text:c="8"/>session.setAttribute("name",name); <text:s/></text:span></text:p>
      <text:p text:style-name="P1"><text:span text:style-name="T5"><text:s text:c="8"/>} <text:s/></text:span></text:p>
      <text:p text:style-name="P1"><text:span text:style-name="T5"><text:s text:c="8"/>else{ <text:s/></text:span></text:p>
      <text:p text:style-name="P1"><text:span text:style-name="T5"><text:s text:c="12"/>out.print("Sorry, username or password error!"); <text:s/></text:span></text:p>
      <text:p text:style-name="P1"><text:span text:style-name="T5"><text:s text:c="12"/>request.getRequestDispatcher("login.html").include(request, response); <text:s/></text:span></text:p>
      <text:p text:style-name="P1"><text:span text:style-name="T5"><text:s text:c="8"/>} <text:s/></text:span></text:p>
      <text:p text:style-name="P1"><text:span text:style-name="T5"><text:s text:c="8"/>out.close(); <text:s/></text:span></text:p>
      <text:p text:style-name="P1"><text:span text:style-name="T5"><text:s text:c="4"/>} <text:s/></text:span></text:p>
      <text:p text:style-name="P1"><text:span text:style-name="T5">}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ProfileServlet</text:span></text:p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import javax.servlet.ServletException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1"><text:span text:style-name="T5">import javax.servlet.http.HttpSession; <text:s/></text:span></text:p>
      <text:p text:style-name="P6"/>
      <text:p text:style-name="P1"><text:span text:style-name="T5">public class ProfileServlet extends HttpServlet { <text:s/></text:span></text:p>
      <text:p text:style-name="P1"><text:span text:style-name="T5"><text:s text:c="4"/>protected void doGet(HttpServletRequest request, HttpServletResponse response) <text:s/></text:span></text:p>
      <text:p text:style-name="P1"><text:span text:style-name="T5"><text:s text:c="22"/>throws ServletException, IOException { <text:s/></text:span></text:p>
      <text:p text:style-name="P1"><text:span text:style-name="T5"><text:s text:c="8"/>response.setContentType("text/html"); <text:s/></text:span></text:p>
      <text:p text:style-name="P1"><text:span text:style-name="T5"><text:s text:c="8"/>PrintWriter out=response.getWriter(); <text:s/></text:span></text:p>
      <text:p text:style-name="P1"><text:span text:style-name="T5"><text:s text:c="8"/>request.getRequestDispatcher("./Link.html").include(request, response); <text:s/></text:span></text:p>
      <text:p text:style-name="P1"><text:span text:style-name="T5"><text:s text:c="10"/></text:span></text:p>
      <text:p text:style-name="P1"><text:span text:style-name="T5"><text:s text:c="6"/></text:span><text:span text:style-name="T1"><text:s text:c="2"/>HttpSession session=request.getSession(false); <text:s/></text:span></text:p>
      <text:p text:style-name="P1"><text:span text:style-name="T1"><text:s text:c="8"/>if(session!=null){ <text:s/></text:span></text:p>
      <text:p text:style-name="P1"><text:span text:style-name="T1"><text:s text:c="8"/>String name=(String)session.getAttribute("name"); <text:s/></text:span></text:p>
      <text:p text:style-name="P1"><text:span text:style-name="T1"><text:s text:c="10"/></text:span></text:p>
      <text:p text:style-name="P1"><text:span text:style-name="T1"><text:s text:c="8"/>out.print("Hello, "+name+" Welcome to Profile"); <text:s/></text:span></text:p>
      <text:p text:style-name="P1"><text:span text:style-name="T1"><text:s text:c="8"/>} <text:s/></text:span></text:p>
      <text:p text:style-name="P1"><text:span text:style-name="T5"><text:s text:c="8"/>else{ <text:s/></text:span></text:p>
      <text:p text:style-name="P1"><text:span text:style-name="T5"><text:s text:c="12"/>out.print("Please login first"); <text:s/></text:span></text:p>
      <text:p text:style-name="P1"><text:span text:style-name="T5"><text:s text:c="12"/>request.getRequestDispatcher("login.html").include(request, response); <text:s/></text:span></text:p>
      <text:p text:style-name="P1"><text:span text:style-name="T5"><text:s text:c="8"/>} <text:s/></text:span></text:p>
      <text:p text:style-name="P1"><text:span text:style-name="T5"><text:s text:c="8"/>out.close(); <text:s/></text:span></text:p>
      <text:p text:style-name="P1"><text:span text:style-name="T5"><text:s text:c="4"/>} <text:s/></text:span></text:p>
      <text:p text:style-name="P1"><text:span text:style-name="T5"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Logout Servlet</text:span></text:p>
      <text:p text:style-name="P6"/>
      <text:p text:style-name="P1"><text:span text:style-name="T5">import java.io.IOException; <text:s/></text:span></text:p>
      <text:p text:style-name="P1"><text:span text:style-name="T5">import java.io.PrintWriter; <text:s/></text:span></text:p>
      <text:p text:style-name="P1"><text:span text:style-name="T5"><text:s text:c="2"/></text:span></text:p>
      <text:p text:style-name="P1"><text:span text:style-name="T5">import javax.servlet.ServletException; <text:s/></text:span></text:p>
      <text:p text:style-name="P1"><text:span text:style-name="T5">import javax.servlet.http.HttpServlet; <text:s/></text:span></text:p>
      <text:p text:style-name="P1"><text:span text:style-name="T5">import javax.servlet.http.HttpServletRequest; <text:s/></text:span></text:p>
      <text:p text:style-name="P1"><text:span text:style-name="T5">import javax.servlet.http.HttpServletResponse; <text:s/></text:span></text:p>
      <text:p text:style-name="P1"><text:span text:style-name="T5">import javax.servlet.http.HttpSession; <text:s/></text:span></text:p>
      <text:p text:style-name="P6"/>
      <text:p text:style-name="P1"><text:span text:style-name="T5">public class LogoutServlet extends HttpServlet { <text:s/></text:span></text:p>
      <text:p text:style-name="P1"><text:span text:style-name="T5"><text:s text:c="8"/>protected void doGet(HttpServletRequest request, HttpServletResponse response) <text:s/></text:span></text:p>
      <text:p text:style-name="P1"><text:span text:style-name="T5"><text:s text:c="32"/>throws ServletException, IOException { <text:s/></text:span></text:p>
      <text:p text:style-name="P1"><text:span text:style-name="T5"><text:s text:c="12"/>response.setContentType("text/html"); <text:s/></text:span></text:p>
      <text:p text:style-name="P1"><text:span text:style-name="T5"><text:s text:c="12"/>PrintWriter out=response.getWriter(); <text:s/></text:span></text:p>
      <text:p text:style-name="P1"><text:span text:style-name="T5"><text:s text:c="14"/></text:span></text:p>
      <text:p text:style-name="P1"><text:span text:style-name="T5"><text:s text:c="12"/>request.getRequestDispatcher("./Link.html").include(request, response); <text:s/></text:span></text:p>
      <text:p text:style-name="P1"><text:span text:style-name="T5"><text:s text:c="14"/></text:span></text:p>
      <text:p text:style-name="P1"><text:span text:style-name="T5"><text:s text:c="9"/></text:span><text:span text:style-name="T1"><text:s text:c="3"/>HttpSession session=request.getSession();</text:span></text:p>
      <text:p text:style-name="P1"><text:span text:style-name="T1"><text:s text:c="12"/>session.invalidate(); <text:s/></text:span></text:p>
      <text:p text:style-name="P1"><text:span text:style-name="T1"><text:s text:c="14"/></text:span></text:p>
      <text:p text:style-name="P1"><text:span text:style-name="T5"><text:s text:c="12"/>out.print("You are successfully logged out!"); <text:s/></text:span></text:p>
      <text:p text:style-name="P1"><text:span text:style-name="T5"><text:s text:c="14"/></text:span></text:p>
      <text:p text:style-name="P1"><text:span text:style-name="T5"><text:s text:c="12"/>out.close(); <text:s/></text:span></text:p>
      <text:p text:style-name="P1"><text:span text:style-name="T5"><text:s text:c="4"/>} <text:s/></text:span></text:p>
      <text:p text:style-name="P1"><text:span text:style-name="T5"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//Descriptor File</text:span></text:p>
      <text:p text:style-name="P1"><text:span text:style-name="T1"/></text:p>
      <text:p text:style-name="P1"><text:span text:style-name="T1"/></text:p>
      <text:p text:style-name="P6"/>
      <text:p text:style-name="P1"><text:span text:style-name="T5">&lt;?xml version="1.0" encoding="UTF-8"?&gt; <text:s/></text:span></text:p>
      <text:p text:style-name="P1"><text:span text:style-name="T5">&lt;web-app&gt; <text:s/></text:span></text:p>
      <text:p text:style-name="P1"><text:span text:style-name="T5"><text:s text:c="4"/></text:span></text:p>
      <text:p text:style-name="P1"><text:span text:style-name="T5"><text:s text:c="2"/>&lt;servlet&gt; <text:s/></text:span></text:p>
      <text:p text:style-name="P1"><text:span text:style-name="T5"><text:s text:c="4"/>&lt;servlet-name&gt;LoginServlet&lt;/servlet-name&gt; <text:s/></text:span></text:p>
      <text:p text:style-name="P1"><text:span text:style-name="T5"><text:s text:c="4"/>&lt;servlet-class&gt;Login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LoginServlet&lt;/servlet-name&gt; <text:s/></text:span></text:p>
      <text:p text:style-name="P1"><text:span text:style-name="T5"><text:s text:c="4"/>&lt;url-pattern&gt;/LoginServlet&lt;/url-pattern&gt; <text:s/></text:span></text:p>
      <text:p text:style-name="P1"><text:span text:style-name="T5"><text:s text:c="2"/>&lt;/servlet-mapping&gt; <text:s/></text:span></text:p>
      <text:p text:style-name="P1"><text:span text:style-name="T5"><text:s text:c="2"/>&lt;servlet&gt; <text:s/></text:span></text:p>
      <text:p text:style-name="P1"><text:span text:style-name="T5"><text:s text:c="4"/>&lt;servlet-name&gt;ProfileServlet&lt;/servlet-name&gt; <text:s/></text:span></text:p>
      <text:p text:style-name="P1"><text:span text:style-name="T5"><text:s text:c="4"/>&lt;servlet-class&gt;Profile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ProfileServlet&lt;/servlet-name&gt; <text:s/></text:span></text:p>
      <text:p text:style-name="P1"><text:span text:style-name="T5"><text:s text:c="4"/>&lt;url-pattern&gt;/ProfileServlet&lt;/url-pattern&gt; <text:s/></text:span></text:p>
      <text:p text:style-name="P1"><text:span text:style-name="T5"><text:s text:c="2"/>&lt;/servlet-mapping&gt; <text:s/></text:span></text:p>
      <text:p text:style-name="P1"><text:span text:style-name="T5"><text:s text:c="2"/>&lt;servlet&gt; <text:s/></text:span></text:p>
      <text:p text:style-name="P1"><text:span text:style-name="T5"><text:s text:c="3"/></text:span><text:bookmark text:name="_GoBack"/><text:span text:style-name="T5"><text:s text:c="4"/>&lt;servlet-name&gt;LogoutServlet&lt;/servlet-name&gt; <text:s/></text:span></text:p>
      <text:p text:style-name="P1"><text:span text:style-name="T5"><text:s text:c="4"/>&lt;servlet-class&gt;LogoutServlet&lt;/servlet-class&gt; <text:s/></text:span></text:p>
      <text:p text:style-name="P1"><text:span text:style-name="T5"><text:s text:c="2"/>&lt;/servlet&gt; <text:s/></text:span></text:p>
      <text:p text:style-name="P1"><text:span text:style-name="T5"><text:s text:c="2"/>&lt;servlet-mapping&gt; <text:s/></text:span></text:p>
      <text:p text:style-name="P1"><text:span text:style-name="T5"><text:s text:c="4"/>&lt;servlet-name&gt;LogoutServlet&lt;/servlet-name&gt; <text:s/></text:span></text:p>
      <text:p text:style-name="P1"><text:span text:style-name="T5"><text:s text:c="4"/>&lt;url-pattern&gt;/LogoutServlet&lt;/url-pattern&gt; <text:s/></text:span></text:p>
      <text:p text:style-name="P1"><text:span text:style-name="T5"><text:s text:c="2"/>&lt;/servlet-mapping&gt; <text:s/></text:span></text:p>
      <text:p text:style-name="P1"><text:span text:style-name="T5">&lt;/web-ap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DAC</meta:initial-creator>
    <meta:editing-cycles>48</meta:editing-cycles>
    <meta:creation-date>2014-05-20T10:36:00</meta:creation-date>
    <dc:date>2014-05-20T17:30:43.90</dc:date>
    <meta:editing-duration>PT5M6S</meta:editing-duration>
    <meta:generator>OpenOffice.org/3.3$Win32 OpenOffice.org_project/330m20$Build-9567</meta:generator>
    <meta:document-statistic meta:table-count="0" meta:image-count="0" meta:object-count="0" meta:page-count="19" meta:paragraph-count="693" meta:word-count="1206" meta:character-count="20090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